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text-properties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 style:list-style-name="L1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3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benslauf, Leonard Volmary</text:p>
      <text:p text:style-name="Standard"><text:span text:style-name="T2">Schwalbacher Str.7 I 12161 Berlin I j.leonard.volmary@gmx.de I Tel.:0174 9113976</text:span></text:p>
      <text:p text:style-name="P1">_________________________________________________________</text:p>
      <text:p text:style-name="P1"/>
      <text:p text:style-name="P1"/>
      <text:p text:style-name="P4">Persönliche Daten</text:p>
      <text:p text:style-name="P5"/>
      <text:p text:style-name="P6">Geboren am 14. Februar 1996 in Berlin <text:tab/></text:p>
      <text:p text:style-name="P6"/>
      <text:p text:style-name="P6"/>
      <text:p text:style-name="P4">Schulausbildung</text:p>
      <text:p text:style-name="P5">Grundschule: 2001-2008 Fläming Grundschule Berlin<text:tab/></text:p>
      <text:p text:style-name="P5">Gesamtschule: 2008-2012 Sophie-Scholl Oberschule Berlin (MSA)</text:p>
      <text:p text:style-name="P5">Seit 09.12.2012 Louise-Schroeder-Schule Oberstufenzentrum</text:p>
      <text:p text:style-name="P5"/>
      <text:p text:style-name="P5"/>
      <text:p text:style-name="P4">Praktikum</text:p>
      <text:p text:style-name="P5"/>
      <text:p text:style-name="P5">3 Wochen bei der Werbeagentur <text:span text:style-name="T1">Zitrusblau Berlin</text:span></text:p>
      <text:p text:style-name="P2">3 Monate bei SpielundLern.de</text:p>
      <text:p text:style-name="P2">3 Monate bei Fitness First Platinum Club</text:p>
      <text:p text:style-name="P2"/>
      <text:p text:style-name="P2"/>
      <text:p text:style-name="P4">Besondere Kenntnisse/ Fähigkeiten</text:p>
      <text:p text:style-name="P4"/>
      <text:p text:style-name="P5">Kenntnisse:</text:p>
      <text:p text:style-name="P5"/>
      <text:list xml:id="list7617581791620863890" text:style-name="L1">
        <text:list-item>
          <text:p text:style-name="P8">Computer (Photoshop, Freehand, Excel)</text:p>
        </text:list-item>
      </text:list>
      <text:list xml:id="list7914648928682659436" text:style-name="L2">
        <text:list-item>
          <text:p text:style-name="P9">Englisch <text:s text:c="2"/>(Wort u. Schrift)</text:p>
        </text:list-item>
      </text:list>
      <text:list xml:id="list8333386070823492563" text:style-name="L3">
        <text:list-header>
          <text:p text:style-name="P10"/>
        </text:list-header>
      </text:list>
      <text:p text:style-name="P5"/>
      <text:p text:style-name="P5">Fähigkeiten:</text:p>
      <text:p text:style-name="P5"/>
      <text:list xml:id="list77459425678020326" text:style-name="L4">
        <text:list-item>
          <text:p text:style-name="P11">Vorbereitung und Organisation</text:p>
        </text:list-item>
        <text:list-item>
          <text:p text:style-name="P11">Flexibilität </text:p>
        </text:list-item>
        <text:list-item>
          <text:p text:style-name="P11">Kreativität</text:p>
        </text:list-item>
        <text:list-item>
          <text:p text:style-name="P11">Teamwork</text:p>
        </text:list-item>
      </text:list>
      <text:p text:style-name="P5"/>
      <text:p text:style-name="P5"/>
      <text:p text:style-name="P4">Interessen</text:p>
      <text:p text:style-name="P5"/>
      <text:p text:style-name="P5">Fußball (seit 13 Jahren im Verein)</text:p>
      <text:p text:style-name="P5">Kraftsport (Seit 2 Jahr)</text:p>
      <text:p text:style-name="P5">Zeichnen</text:p>
      <text:p text:style-name="P5"/>
      <text:p text:style-name="P5"/>
      <text:p text:style-name="P5"/>
      <text:p text:style-name="P2">Berlin, 29.09.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 volmary</meta:initial-creator>
    <meta:creation-date>2012-03-19T14:14:36.05</meta:creation-date>
    <dc:date>2014-09-29T20:02:12.90</dc:date>
    <meta:editing-duration>PT2H49M28S</meta:editing-duration>
    <meta:editing-cycles>12</meta:editing-cycles>
    <meta:generator>LibreOffice/4.2.5.2$Linux_X86_64 LibreOffice_project/420m0$Build-2</meta:generator>
    <meta:print-date>2013-09-17T00:00:08.69</meta:print-date>
    <meta:document-statistic meta:table-count="0" meta:image-count="0" meta:object-count="0" meta:page-count="1" meta:paragraph-count="28" meta:word-count="98" meta:character-count="810" meta:non-whitespace-character-count="740"/>
  </office:meta>
</office:document-meta>
</file>